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number-columns-repeated="3" table:default-cell-style-name="Default"/>
        <table:table-row table:style-name="ro1">
          <table:table-cell table:style-name="Default" office:value-type="string" calcext:value-type="string">
            <text:p>evalnext2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3">
            <text:p>machine</text:p>
          </table:table-cell>
          <table:table-cell table:style-name="ce1" office:value-type="string" calcext:value-type="string" table:number-columns-spanned="1" table:number-rows-spanned="3">
            <text:p>version</text:p>
          </table:table-cell>
          <table:table-cell table:style-name="ce1" office:value-type="string" calcext:value-type="string" table:number-columns-spanned="3" table:number-rows-spanned="1">
            <text:p>temps (s)</text:p>
          </table:table-cell>
          <table:covered-table-cell table:number-columns-repeated="2" table:style-name="ce2"/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evalnext2</text:p>
          </table:table-cell>
          <table:covered-table-cell table:style-name="ce1"/>
          <table:table-cell table:style-name="ce6" office:value-type="string" calcext:value-type="string" table:number-columns-spanned="1" table:number-rows-spanned="2">
            <text:p>evalinit</text:p>
          </table:table-cell>
          <table:table-cell table:number-columns-repeated="3"/>
        </table:table-row>
        <table:table-row table:style-name="ro1">
          <table:covered-table-cell table:number-columns-repeated="2" table:style-name="ce2"/>
          <table:table-cell table:style-name="ce1" office:value-type="string" calcext:value-type="string">
            <text:p>1 boucle</text:p>
          </table:table-cell>
          <table:table-cell table:style-name="ce1" office:value-type="string" calcext:value-type="string">
            <text:p>2 boucles</text:p>
          </table:table-cell>
          <table:covered-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sfpn1</text:p>
          </table:table-cell>
          <table:table-cell office:value-type="string" calcext:value-type="string" table:number-columns-spanned="1" table:number-rows-spanned="2">
            <text:p>originale</text:p>
          </table:table-cell>
          <table:table-cell office:value-type="float" office:value="1.95" calcext:value-type="float">
            <text:p>1,95</text:p>
          </table:table-cell>
          <table:table-cell office:value-type="float" office:value="1.73" calcext:value-type="float">
            <text:p>1,73</text:p>
          </table:table-cell>
          <table:table-cell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knightslanding</text:p>
          </table:table-cell>
          <table:covered-table-cell table:style-name="ce4" office:value-type="string" calcext:value-type="string">
            <text:p>originale</text:p>
          </table:covered-table-cell>
          <table:table-cell table:style-name="ce4" office:value-type="float" office:value="9.75" calcext:value-type="float">
            <text:p>9,75</text:p>
          </table:table-cell>
          <table:table-cell table:style-name="ce4" office:value-type="float" office:value="9.94" calcext:value-type="float">
            <text:p>9,94</text:p>
          </table:table-cell>
          <table:table-cell table:style-name="ce4"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pn1</text:p>
          </table:table-cell>
          <table:table-cell table:style-name="ce1" office:value-type="string" calcext:value-type="string" table:number-columns-spanned="1" table:number-rows-spanned="2">
            <text:p>calcul des n</text:p>
            <text:p>dans evalinit</text:p>
          </table:table-cell>
          <table:table-cell office:value-type="float" office:value="1.84" calcext:value-type="float">
            <text:p>1,84</text:p>
          </table:table-cell>
          <table:table-cell office:value-type="float" office:value="1.62" calcext:value-type="float">
            <text:p>1,62</text:p>
          </table:table-cell>
          <table:table-cell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knightslanding</text:p>
          </table:table-cell>
          <table:covered-table-cell table:style-name="ce4"/>
          <table:table-cell table:style-name="ce4" office:value-type="float" office:value="8.88" calcext:value-type="float">
            <text:p>8,88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pn1</text:p>
          </table:table-cell>
          <table:table-cell office:value-type="string" calcext:value-type="string" table:number-columns-spanned="1" table:number-rows-spanned="2">
            <text:p>flottants en</text:p>
            <text:p>scalaire</text:p>
          </table:table-cell>
          <table:table-cell office:value-type="float" office:value="3.5" calcext:value-type="float">
            <text:p>3,5</text:p>
          </table:table-cell>
          <table:table-cell office:value-type="float" office:value="3.36" calcext:value-type="float">
            <text:p>3,36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knightslanding</text:p>
          </table:table-cell>
          <table:covered-table-cell table:style-name="ce4"/>
          <table:table-cell table:style-name="ce4" office:value-type="float" office:value="14.8" calcext:value-type="float">
            <text:p>14,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pn1</text:p>
          </table:table-cell>
          <table:table-cell office:value-type="string" calcext:value-type="string" table:number-columns-spanned="1" table:number-rows-spanned="2">
            <text:p>flottants avec</text:p>
            <text:p>réduction</text:p>
          </table:table-cell>
          <table:table-cell office:value-type="float" office:value="3.46" calcext:value-type="float">
            <text:p>3,46</text:p>
          </table:table-cell>
          <table:table-cell office:value-type="float" office:value="3.32" calcext:value-type="float">
            <text:p>3,32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knightslanding</text:p>
          </table:table-cell>
          <table:covered-table-cell table:style-name="ce4"/>
          <table:table-cell table:style-name="ce4" office:value-type="float" office:value="1.1" calcext:value-type="float">
            <text:p>1,1</text:p>
          </table:table-cell>
          <table:table-cell table:style-name="ce4" office:value-type="float" office:value="1.06" calcext:value-type="float">
            <text:p>1,06</text:p>
          </table:table-cell>
          <table:table-cell table:style-name="ce4"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pn1</text:p>
          </table:table-cell>
          <table:table-cell table:number-columns-spanned="1" table:number-rows-spanned="2"/>
          <table:table-cell/>
          <table:table-cell office:value-type="float" office:value="3.35" calcext:value-type="float">
            <text:p>3,3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knightslanding</text:p>
          </table:table-cell>
          <table:covered-table-cell table:style-name="ce4"/>
          <table:table-cell table:style-name="ce4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sfpn1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4" office:value-type="string" calcext:value-type="string">
            <text:p>knightslanding</text:p>
          </table:table-cell>
          <table:table-cell table:style-name="ce4" table:number-columns-repeated="4"/>
          <table:table-cell table:number-columns-repeated="2"/>
          <table:table-cell office:value-type="float" office:value="3.42" calcext:value-type="float">
            <text:p>3,42</text:p>
          </table:table-cell>
        </table:table-row>
        <table:table-row table:style-name="ro1">
          <table:table-cell office:value-type="string" calcext:value-type="string">
            <text:p>sfpn1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4" office:value-type="string" calcext:value-type="string">
            <text:p>knightslanding</text:p>
          </table:table-cell>
          <table:table-cell table:style-name="ce4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5">00/00/0000</text:date>, <text:time style:data-style-name="N2" text:time-value="11:03:12.765928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09:54:50.905602179</meta:creation-date>
    <dc:date>2018-06-15T17:51:16.559389409</dc:date>
    <meta:editing-duration>PT5H56M2S</meta:editing-duration>
    <meta:editing-cycles>3</meta:editing-cycles>
    <meta:generator>LibreOffice/4.3.3.2$Linux_X86_64 LibreOffice_project/430m0$Build-2</meta:generator>
    <meta:document-statistic meta:table-count="1" meta:cell-count="53" meta:object-count="0"/>
  </office:meta>
</office:document-meta>
</file>